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6903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1.9382in"/>
    </style:style>
    <style:style style:name="Table1.1" style:family="table-row">
      <style:table-row-properties style:min-row-height="0.0625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0.2917in" fo:keep-together="auto"/>
    </style:style>
    <style:style style:name="Table1.3" style:family="table-row">
      <style:table-row-properties style:min-row-height="3.3611in" fo:keep-together="auto"/>
    </style:style>
    <style:style style:name="Table1.5" style:family="table-row">
      <style:table-row-properties style:min-row-height="1.4646in" fo:keep-together="auto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15pt" fo:font-weight="bold" style:font-size-asian="15pt" style:font-weight-asian="bold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2"><text:span text:style-name="T1">Spécifiques</text:span></text:p>
          </table:table-cell>
          <table:table-cell table:style-name="Table1.A1" office:value-type="string">
            <text:p text:style-name="P2"><text:span text:style-name="T1">Mesurables</text:span></text:p>
          </table:table-cell>
          <table:table-cell table:style-name="Table1.A1" office:value-type="string">
            <text:p text:style-name="P2"><text:span text:style-name="T1">Atteignables</text:span></text:p>
          </table:table-cell>
          <table:table-cell table:style-name="Table1.A1" office:value-type="string">
            <text:p text:style-name="P2"><text:span text:style-name="T1">Réalistes</text:span></text:p>
          </table:table-cell>
          <table:table-cell table:style-name="Table1.A1" office:value-type="string">
            <text:p text:style-name="P2"><text:span text:style-name="T1">Temporels</text:span></text:p>
          </table:table-cell>
        </table:table-row>
        <table:table-row table:style-name="Table1.2">
          <table:table-cell table:style-name="Table1.A1" office:value-type="string">
            <text:p text:style-name="P2">Comprendre les besoins, les attentes et la ligne directrice lors de la réalisation du projet fil rouge</text:p>
          </table:table-cell>
          <table:table-cell table:style-name="Table1.A1" office:value-type="string">
            <text:p text:style-name="P2">Rendre un cahier des charges prêt à l’emploi et adapté à la demande <text:s/>permettant de réaliser une première version du projet.</text:p>
            <text:p text:style-name="P2"/>
            <text:p text:style-name="P2"/>
          </table:table-cell>
          <table:table-cell table:style-name="Table1.A1" office:value-type="string">
            <text:p text:style-name="P2">Prendre plus de temps au début pour mettre concrètement toutes les idées sur le cahier des charges. </text:p>
            <text:p text:style-name="P2"/>
            <text:p text:style-name="P2">Aller voir les sites concurrents pour s’inspirer.</text:p>
            <text:p text:style-name="P2"/>
            <text:p text:style-name="P2">Avoir une première version rapidement</text:p>
            <text:p text:style-name="P2"/>
            <text:p text:style-name="P2">Puis revenir sur le travail effectué à chaque étapes afin de s’adapter</text:p>
          </table:table-cell>
          <table:table-cell table:style-name="Table1.A1" office:value-type="string">
            <text:p text:style-name="P2">Travailler sur les objectifs du site</text:p>
            <text:p text:style-name="P2"/>
            <text:p text:style-name="P2">Réaliser une charte graphique et éditoriale.</text:p>
            <text:p text:style-name="P2"/>
            <text:p text:style-name="P2">Réaliser un UML.</text:p>
            <text:p text:style-name="P2"/>
            <text:p text:style-name="P2">Réaliser un MCD MLD.</text:p>
            <text:p text:style-name="P2"/>
            <text:p text:style-name="P2">Réaliser un maquetting</text:p>
          </table:table-cell>
          <table:table-cell table:style-name="Table1.A1" office:value-type="string">
            <text:p text:style-name="P2">échéance de la première version du cahier des charges: </text:p>
            <text:p text:style-name="P2">Le 31 décembre 2021</text:p>
            <text:p text:style-name="P2"/>
            <text:p text:style-name="P2">Puis retravail sur le cahier des charges à chaque étape importante du développement du projet.</text:p>
          </table:table-cell>
        </table:table-row>
        <table:table-row table:style-name="Table1.3">
          <table:table-cell table:style-name="Table1.A1" office:value-type="string">
            <text:p text:style-name="P2">Avoir une base de donnée factice utilisable pour la suite de la réalisation du projet</text:p>
          </table:table-cell>
          <table:table-cell table:style-name="Table1.A1" office:value-type="string">
            <text:p text:style-name="P2">Avoir deux fichiers .sql :</text:p>
            <text:p text:style-name="P2">un qui crée une BDD vide et un qui remplit cette BDD.</text:p>
          </table:table-cell>
          <table:table-cell table:style-name="Table1.A1" office:value-type="string">
            <text:p text:style-name="P2">Récupérer les MCD et MLD du cahier des charges.</text:p>
            <text:p text:style-name="P2"/>
            <text:p text:style-name="P2">Comprendre chaque table et son utilité pour la remplir de données cohérente.</text:p>
          </table:table-cell>
          <table:table-cell table:style-name="Table1.A1" office:value-type="string">
            <text:p text:style-name="P2">Réaliser un fichier .SQL qui crée la base de données avec les relations en suivant le MCD et MLD.</text:p>
            <text:p text:style-name="P2"/>
            <text:p text:style-name="P2">Tester la BDD et faire les modifications nécessaires.</text:p>
            <text:p text:style-name="P2"/>
            <text:p text:style-name="P2">Faire un second .SQL qui remplit la BDD de données factices</text:p>
            <text:p text:style-name="P2"/>
            <text:p text:style-name="P2">Tester la BDD et faire les modifications nécessaires</text:p>
            <text:p text:style-name="P2"/>
          </table:table-cell>
          <table:table-cell table:style-name="Table1.A1" office:value-type="string">
            <text:p text:style-name="P2">Il doit être réalisé en 3 jours.</text:p>
          </table:table-cell>
        </table:table-row>
        <table:table-row table:style-name="Table1.2">
          <table:table-cell table:style-name="Table1.A1" office:value-type="string">
            <text:p text:style-name="P2">Réaliser le Front des pages de :</text:p>
            <text:p text:style-name="P2">Connection</text:p>
            <text:p text:style-name="P2">Déconnection</text:p>
            <text:p text:style-name="P2">Inscription</text:p>
          </table:table-cell>
          <table:table-cell table:style-name="Table1.A1" office:value-type="string">
            <text:p text:style-name="P2">Avoir le Front des pages web en adéquation avec le maquetting effectué</text:p>
          </table:table-cell>
          <table:table-cell table:style-name="Table1.A1" office:value-type="string">
            <text:p text:style-name="P2">Utiliser les technologies décrites dans le cahier des charges.</text:p>
            <text:p text:style-name="P2"/>
            <text:p text:style-name="P2">Utiliser Trello pour l’organisation</text:p>
          </table:table-cell>
          <table:table-cell table:style-name="Table1.A1" office:value-type="string">
            <text:p text:style-name="P2">Travailler 2 heures par jour tous les soirs.</text:p>
          </table:table-cell>
          <table:table-cell table:style-name="Table1.A1" office:value-type="string">
            <text:p text:style-name="P2">Doit être fini en 2 semaines.</text:p>
          </table:table-cell>
        </table:table-row>
        <table:table-row table:style-name="Table1.5">
          <table:table-cell table:style-name="Table1.A1" office:value-type="string">
            <text:p text:style-name="P2">Réaliser le Front de:</text:p>
            <text:p text:style-name="P2"><text:s/>La page d’enregistrement des données </text:p>
            <text:p text:style-name="P2">La page tableau</text:p>
          </table:table-cell>
          <table:table-cell table:style-name="Table1.A1" office:value-type="string">
            <text:p text:style-name="P2">Avoir le Front des pages web en adéquation avec le maquetting effectué</text:p>
          </table:table-cell>
          <table:table-cell table:style-name="Table1.A1" office:value-type="string">
            <text:p text:style-name="P1">Utiliser les technologies décrites dans le cahier des charges.</text:p>
            <text:p text:style-name="P1"/>
            <text:p text:style-name="P2">Utiliser Trello pour l’organisation</text:p>
            <text:p text:style-name="P2"/>
            <text:p text:style-name="P2">Se servir de la BDD avec les données factices pour remplir le tableau.</text:p>
            <text:p text:style-name="P2"/>
            <text:p text:style-name="P2"/>
          </table:table-cell>
          <table:table-cell table:style-name="Table1.A1" office:value-type="string">
            <text:p text:style-name="P2">Travailler 2 heures par jour tous les soirs.</text:p>
          </table:table-cell>
          <table:table-cell table:style-name="Table1.A1" office:value-type="string">
            <text:p text:style-name="P2">La page d’enregistrement doit être finie en 10 jours.</text:p>
            <text:p text:style-name="P2"/>
            <text:p text:style-name="P2">La page tableau doit être finie en 5 jours.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098in" fo:margin-bottom="1in" fo:margin-left="1in" fo:margin-right="1in" style:writing-mode="lr-tb" style:layout-grid-color="#c0c0c0" style:layout-grid-lines="1821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48" meta:word-count="365" meta:character-count="2174" meta:non-whitespace-character-count="1852"/>
    <meta:generator>LibreOfficeDev/6.0.5.2$Linux_X86_64 LibreOffice_project/</meta:generator>
  </office:meta>
</office:document-meta>
</file>